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.802in"/>
        </style:tab-stops>
      </style:paragraph-properties>
      <style:text-properties style:font-name="Arial"/>
    </style:style>
    <style:style style:name="P5" style:family="paragraph" style:parent-style-name="Standard" style:list-style-name="L1"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Tools - User manual</text:p>
      <text:p text:style-name="P1"/>
      <text:p text:style-name="P1"/>
      <text:p text:style-name="P3">Prerequirements</text:p>
      <text:p text:style-name="P1"/>
      <text:p text:style-name="P1">Java 6 or higher is required</text:p>
      <text:p text:style-name="P1"/>
      <text:p text:style-name="P1"/>
      <text:p text:style-name="P3">Install</text:p>
      <text:p text:style-name="P1"/>
      <text:p text:style-name="P1">DTools come as gz.tar package. First unzip then untar. </text:p>
      <text:p text:style-name="P1"/>
      <text:p text:style-name="P1">Linux:</text:p>
      <text:p text:style-name="P1"/>
      <text:p text:style-name="P1">$ gunzip DTools-x.y.z.tar.gz</text:p>
      <text:p text:style-name="P1">$ tar -xvf DTools-x.y.z.tar</text:p>
      <text:p text:style-name="P1"/>
      <text:p text:style-name="P1">Windows:</text:p>
      <text:p text:style-name="P1"/>
      <text:p text:style-name="P1">Use cenventional tool for unziping.</text:p>
      <text:p text:style-name="P1"/>
      <text:p text:style-name="P1"/>
      <text:p text:style-name="P3">Uninstall</text:p>
      <text:p text:style-name="P1"/>
      <text:p text:style-name="P1">Make sure that server is stopped before uninstalling!</text:p>
      <text:p text:style-name="P1"/>
      <text:p text:style-name="P1">Remove DTools-x.y.z directory.</text:p>
      <text:p text:style-name="P1"/>
      <text:p text:style-name="P1"/>
      <text:p text:style-name="P3">Start DTools</text:p>
      <text:p text:style-name="P1"/>
      <text:p text:style-name="P1">Linux:</text:p>
      <text:p text:style-name="P1"/>
      <text:p text:style-name="P1">Before starting make sure that all .sh files have executable permissions:</text:p>
      <text:p text:style-name="P1"/>
      <text:p text:style-name="P1">$ chmod a+x *.sh</text:p>
      <text:p text:style-name="P1"/>
      <text:p text:style-name="P1">Start DTools server:</text:p>
      <text:p text:style-name="P1"/>
      <text:p text:style-name="P1">$ ./start.sh</text:p>
      <text:p text:style-name="P1"/>
      <text:p text:style-name="P1"/>
      <text:p text:style-name="P1">Windows:</text:p>
      <text:p text:style-name="P1"/>
      <text:p text:style-name="P1">Double click start.bat.</text:p>
      <text:p text:style-name="P3"/>
      <text:p text:style-name="P1"/>
      <text:p text:style-name="P1">Open web browser and point to url:</text:p>
      <text:p text:style-name="P1"/>
      <text:p text:style-name="Standard"><text:a xlink:type="simple" xlink:href="http://localhost:8080/DTools" text:style-name="Internet_20_link" text:visited-style-name="Visited_20_Internet_20_Link"><text:span text:style-name="T1">http://localhost:8080/DTools</text:span></text:a></text:p>
      <text:p text:style-name="P1"/>
      <text:p text:style-name="P1"/>
      <text:p text:style-name="P1"><text:soft-page-break/></text:p>
      <text:p text:style-name="P3">Stop</text:p>
      <text:p text:style-name="P1"/>
      <text:p text:style-name="P1">Linux:</text:p>
      <text:p text:style-name="P1"/>
      <text:p text:style-name="P1">$ ./stop.sh</text:p>
      <text:p text:style-name="P1"/>
      <text:p text:style-name="P1">Windows:</text:p>
      <text:p text:style-name="P1"/>
      <text:p text:style-name="P1">Double click stop.bat</text:p>
      <text:p text:style-name="P1"/>
      <text:p text:style-name="P1"/>
      <text:p text:style-name="P1"/>
      <text:p text:style-name="P3">Upgrade</text:p>
      <text:p text:style-name="P1"/>
      <text:p text:style-name="P1">Server must be stopped before running upgrade.</text:p>
      <text:p text:style-name="P1"/>
      <text:p text:style-name="P1">Linux:</text:p>
      <text:p text:style-name="P1"/>
      <text:p text:style-name="P1">$ ./update.sh</text:p>
      <text:p text:style-name="P1"/>
      <text:p text:style-name="P1">Windows:</text:p>
      <text:p text:style-name="P1"/>
      <text:p text:style-name="P1">Double click on update.bat.</text:p>
      <text:p text:style-name="P1"/>
      <text:p text:style-name="P1"/>
      <text:p text:style-name="P1">If running update script from command line, the following arguments could be used:</text:p>
      <text:p text:style-name="P1"/>
      <text:p text:style-name="P4">-h<text:tab/>show help</text:p>
      <text:p text:style-name="P4">-c<text:tab/>check for last version on the server</text:p>
      <text:p text:style-name="P4">-m<text:tab/>md5 checksum of DTools.war</text:p>
      <text:p text:style-name="P4">-d<text:tab/>turn on debug mode</text:p>
      <text:p text:style-name="P4">-r x.y.z<text:tab/>restore selected version from repository</text:p>
      <text:p text:style-name="P4">-s<text:tab/>show repository</text:p>
      <text:p text:style-name="P1"/>
      <text:p text:style-name="P1"/>
      <text:p text:style-name="P1"/>
      <text:p text:style-name="P3">Manual upgrade</text:p>
      <text:p text:style-name="P1"/>
      <text:p text:style-name="P1">Download new version of DTools.</text:p>
      <text:p text:style-name="P1">Copy config directory from old version to new version to preserve existing configuration and license.</text:p>
      <text:p text:style-name="P1">Optionally copy also temp and data directori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ing DTools</text:p>
      <text:p text:style-name="P1"/>
      <text:p text:style-name="P1"/>
      <text:p text:style-name="P1">DTools provides the following features:</text:p>
      <text:list xml:id="list610942666964905226" text:style-name="L1">
        <text:list-item>
          <text:p text:style-name="P5">Home: show favorite servers, SSH and FTP clients and saved SSH sessions</text:p>
        </text:list-item>
        <text:list-item>
          <text:p text:style-name="P5">Network: add new server and view configured servers; ICMP ping</text:p>
        </text:list-item>
        <text:list-item>
          <text:p text:style-name="P5">SSH: create SSH clients and save common commands</text:p>
        </text:list-item>
        <text:list-item>
          <text:p text:style-name="P5">FTP: create FTP clients and configure common files to download/upolad</text:p>
        </text:list-item>
        <text:list-item>
          <text:p text:style-name="P5">SNMP client: GET commands</text:p>
        </text:list-item>
        <text:list-item>
          <text:p text:style-name="P5">SNMP agent: send SNMP traps</text:p>
        </text:list-item>
        <text:list-item>
          <text:p text:style-name="P5">Trap Receiver: receive SNMP traps</text:p>
        </text:list-item>
        <text:list-item>
          <text:p text:style-name="P5">Todo list: create custom todo notes with deadlines</text:p>
        </text:list-item>
        <text:list-item>
          <text:p text:style-name="P5">Notes: create simple notes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5-07-26T09:34:36</dc:date>
    <dc:creator>Matjaž Cerkvenik</dc:creator>
    <meta:editing-duration>PT1H41M51S</meta:editing-duration>
    <meta:editing-cycles>8</meta:editing-cycles>
    <meta:generator>OpenOffice/4.1.1$Unix OpenOffice.org_project/411m6$Build-9775</meta:generator>
    <meta:document-statistic meta:table-count="0" meta:image-count="0" meta:object-count="0" meta:page-count="3" meta:paragraph-count="56" meta:word-count="261" meta:character-count="1624"/>
  </office:meta>
</office:document-meta>
</file>